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NameMethodReturnValueHandler.getRedirec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NameMethodReturnValueHandler.supportsReturnType(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NameMethodReturnValueHandler.isRedirectViewName( String vi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NameMethodReturnValueHandler.setRedirectPatterns( @ Nullable String ... redirect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NameMethodReturnValueHandler.handleReturnValue( @ Nullable Object returnValue , MethodParameter returnType , ModelAndViewContainer mavContainer , NativeWebRequest web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